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6049in" table:align="left"/>
    </style:style>
    <style:style style:name="Table1.A" style:family="table-column">
      <style:table-column-properties style:column-width="0.604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Trebuchet MS" fo:letter-spacing="normal" fo:font-style="normal" fo:font-weight="bold"/>
    </style:style>
    <style:style style:name="P2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Trebuchet MS"/>
    </style:style>
    <style:style style:name="P4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5" style:family="paragraph" style:parent-style-name="Text_20_body" style:list-style-name="L3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7" style:family="paragraph" style:parent-style-name="Text_20_body" style:list-style-name="L5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style:line-height-at-least="0.198in" fo:text-align="center" style:justify-single-word="false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</style:style>
    <style:style style:name="P13" style:family="paragraph" style:parent-style-name="Text_20_body" style:list-style-name="L4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T1" style:family="text">
      <style:text-properties fo:font-variant="normal" fo:text-transform="none" fo:color="#000000" style:font-name="Trebuchet MS" fo:font-size="18pt" fo:letter-spacing="normal" fo:font-style="normal" fo:font-weight="bold"/>
    </style:style>
    <style:style style:name="T2" style:family="text">
      <style:text-properties fo:font-variant="normal" fo:text-transform="none" fo:color="#000000" style:font-name="Trebuchet MS" fo:font-size="10.5pt" fo:letter-spacing="normal" fo:font-style="normal" fo:font-weight="bold"/>
    </style:style>
    <style:style style:name="T3" style:family="text">
      <style:text-properties fo:font-variant="normal" fo:text-transform="none" fo:color="#000000" style:font-name="Trebuchet MS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Trebuchet MS" fo:font-size="10.5pt" fo:letter-spacing="normal" fo:font-style="italic" fo:font-weight="normal"/>
    </style:style>
    <style:style style:name="T5" style:family="text">
      <style:text-properties fo:font-variant="normal" fo:text-transform="none" fo:color="#000000" style:font-name="Trebuchet MS" fo:font-size="14pt" fo:letter-spacing="normal" fo:font-style="normal" fo:font-weight="bold"/>
    </style:style>
    <style:style style:name="T6" style:family="text">
      <style:text-properties fo:font-variant="normal" fo:text-transform="none" fo:color="#bf3503" style:text-line-through-style="none" style:font-name="Trebuchet MS" fo:font-size="10.5pt" fo:letter-spacing="normal" fo:font-style="italic" style:text-underline-style="none" fo:font-weight="bold" style:text-blinking="false"/>
    </style:style>
    <style:style style:name="T7" style:family="text">
      <style:text-properties fo:font-variant="normal" fo:text-transform="none" fo:color="#ff0000" style:font-name="Trebuchet MS" fo:font-size="14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pageheading"/>Primeira Atividade</text:h>
      <text:p text:style-name="P8"><text:span text:style-name="Strong_20_Emphasis"><text:span text:style-name="T1">Multiplicação de Matrizes</text:span></text:span></text:p>
      <text:p text:style-name="P4">Faça uma multiplicação de matrizes (AxB = C) utilizando MPI.</text:p>
      <text:p text:style-name="P6"><text:span text:style-name="Strong_20_Emphasis"><text:span text:style-name="T2">Entrada:</text:span></text:span></text:p>
      <text:p text:style-name="P6"><text:span text:style-name="T3">A entrada é constituída por três inteiros </text:span><text:span text:style-name="Strong_20_Emphasis"><text:span text:style-name="T2">n, m</text:span></text:span><text:span text:style-name="T3"> e </text:span><text:span text:style-name="Strong_20_Emphasis"><text:span text:style-name="T2">p </text:span></text:span><text:span text:style-name="T3">(1 &lt;= n, m, p &lt;= 1000) que indicam o número de linhas da matriz A, o número de colunas da matriz A (e o número de linhas da matriz B) e o número de colunas da matriz B, respectivamente.</text:span></text:p>
      <text:p text:style-name="P6"><text:span text:style-name="T3">As </text:span><text:span text:style-name="Strong_20_Emphasis"><text:span text:style-name="T2">n</text:span></text:span><text:span text:style-name="T3"> linhas seguintes têm </text:span><text:span text:style-name="Strong_20_Emphasis"><text:span text:style-name="T2">m</text:span></text:span><text:span text:style-name="T3"> inteiros cada, constituindo a matriz A.</text:span></text:p>
      <text:p text:style-name="P6"><text:span text:style-name="T3">As </text:span><text:span text:style-name="Strong_20_Emphasis"><text:span text:style-name="T2">m</text:span></text:span><text:span text:style-name="T3"> linhas seguintes têm </text:span><text:span text:style-name="Strong_20_Emphasis"><text:span text:style-name="T2">p</text:span></text:span><text:span text:style-name="T3"> inteiros cada, constituindo a matriz B.</text:span></text:p>
      <text:p text:style-name="P4">Os elementos das matrizes A e B são número inteiros entre 0 e 100.</text:p>
      <text:p text:style-name="P6"><text:span text:style-name="Strong_20_Emphasis"><text:span text:style-name="T2">Saída:</text:span></text:span></text:p>
      <text:p text:style-name="P4">Imprima a matriz C.</text:p>
      <text:p text:style-name="P9"><text:span text:style-name="Strong_20_Emphasis"><text:span text:style-name="T2">Exemplo: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Entrada</text:p>
          </table:table-cell>
        </table:table-row>
        <table:table-row>
          <table:table-cell table:style-name="Table1.A1" office:value-type="string">
            <text:p text:style-name="P3">2 3 2</text:p>
            <text:p text:style-name="P3">1 0 0</text:p>
            <text:p text:style-name="P3">0 1 0</text:p>
            <text:p text:style-name="P3">2 1</text:p>
            <text:p text:style-name="P3">1 2</text:p>
            <text:p text:style-name="P3">1 0</text:p>
          </table:table-cell>
        </table:table-row>
        <table:table-row>
          <table:table-cell table:style-name="Table1.A1" office:value-type="string">
            <text:p text:style-name="P2">Saída</text:p>
          </table:table-cell>
        </table:table-row>
        <table:table-row>
          <table:table-cell table:style-name="Table1.A1" office:value-type="string">
            <text:p text:style-name="P3">2 1</text:p>
            <text:p text:style-name="P3">1 2</text:p>
          </table:table-cell>
        </table:table-row>
      </table:table>
      <text:p text:style-name="P10"><text:span text:style-name="Strong_20_Emphasis"><text:span text:style-name="T1">Para o Programa</text:span></text:span></text:p>
      <text:list xml:id="list1405706803" text:style-name="L1">
        <text:list-item>
          <text:p text:style-name="P11"><text:span text:style-name="T3">A entrada deve ser lida da entrada padrão e a saída deve ser escrita na saída padrão. Ou seja, não abra arquivos para leitura nem para escrita dos resultados. Leia os dados necessários utilizando </text:span><text:span text:style-name="Emphasis"><text:span text:style-name="T4">scanf</text:span></text:span><text:span text:style-name="T3"> e imprima os resultados necessários utilizando o </text:span><text:span text:style-name="Emphasis"><text:span text:style-name="T4">printf</text:span></text:span><text:span text:style-name="T3">.</text:span></text:p>
        </text:list-item>
      </text:list>
      <text:list xml:id="list1598405149" text:style-name="L2">
        <text:list-item>
          <text:p text:style-name="P12"><text:span text:style-name="T3">Para este exercício, </text:span><text:span text:style-name="Strong_20_Emphasis"><text:span text:style-name="T2">tudo</text:span></text:span><text:span text:style-name="T3"> deve ser </text:span><text:span text:style-name="Strong_20_Emphasis"><text:span text:style-name="T2">executado</text:span></text:span><text:span text:style-name="T3"> no </text:span><text:span text:style-name="Strong_20_Emphasis"><text:span text:style-name="T2">Cluster</text:span></text:span><text:span text:style-name="T3">.</text:span></text:p>
        </text:list-item>
      </text:list>
      <text:list xml:id="list922780224" text:style-name="L3">
        <text:list-item>
          <text:p text:style-name="P5">O código deve ser bem comentado e conter o nome e o nº USP dos integrantes do grupo.</text:p>
        </text:list-item>
      </text:list>
      <text:list xml:id="list164551937" text:style-name="L4">
        <text:list-item>
          <text:p text:style-name="P13">Não é necessário relatório. </text:p>
        </text:list-item>
        <text:list-item>
          <text:p text:style-name="P13">O exercício deve ser realizado em grupo (o mesmo grupo dos trabalhos).</text:p>
        </text:list-item>
      </text:list>
      <text:p text:style-name="P10"><text:span text:style-name="Strong_20_Emphasis"><text:span text:style-name="T1">Entrega</text:span></text:span></text:p>
      <text:list xml:id="list1482627711" text:style-name="L5">
        <text:list-item>
          <text:p text:style-name="P7"><text:span text:style-name="T3">O código deve ser enviado via moodle (não pelo Google Code!). O arquivo (zip) deve estar no seguinte formato:  </text:span><text:a xlink:type="simple" xlink:href="http://code.google.com/p/pc2012-grupo-" office:target-frame-name="_blank" xlink:show="new"><text:span text:style-name="Strong_20_Emphasis"><text:span text:style-name="Emphasis"><text:span text:style-name="T6">pc2014-grupox</text:span></text:span></text:span></text:a><text:span text:style-name="Strong_20_Emphasis"><text:span text:style-name="T2">-turmay.zip</text:span></text:span></text:p>
        </text:list-item>
      </text:list>
      <text:p text:style-name="P8"><text:span text:style-name="Strong_20_Emphasis"><text:span text:style-name="T1">Prazos - </text:span></text:span><text:span text:style-name="Strong_20_Emphasis"><text:span text:style-name="T5">Códigos</text:span></text:span></text:p>
      <text:p text:style-name="P8"><text:span text:style-name="Strong_20_Emphasis"><text:span text:style-name="T7">20/04/14</text:span></text:span></text:p>
      <text:p text:style-name="P8"><text:span text:style-name="Strong_20_Emphasis"><text:span text:style-name="T7">23:55h</text:span>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rebuchet MS" svg:font-family="'Trebuchet MS'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5T21:21:23</dc:date>
    <dc:creator>Fernando Candiani</dc:creator>
    <meta:document-statistic meta:table-count="1" meta:image-count="0" meta:object-count="0" meta:page-count="1" meta:paragraph-count="32" meta:word-count="253" meta:character-count="1311" meta:non-whitespace-character-count="1094"/>
    <meta:generator>LibreOffice/3.5$Linux_X86_64 LibreOffice_project/350m1$Build-2</meta:generator>
  </office:meta>
</office:document-meta>
</file>